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innerDiameter</text:p>
          </table:table-cell>
          <table:table-cell office:value-type="string">
            <text:p>outerDiameter</text:p>
          </table:table-cell>
          <table:table-cell office:value-type="string">
            <text:p>width</text:p>
          </table:table-cell>
        </table:table-row>
        <table:table-row table:style-name="ro2">
          <table:table-cell office:value-type="string">
            <text:p>683zz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693zz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3zz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3zz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84zz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94zz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4zz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24zz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34zz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5zz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85zz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5zz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605zz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25zz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35zz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86zz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6zz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06zz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26zz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87zz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7zz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07zz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27zz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688zz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8zz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608zz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689zz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699zz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</table:table-row>
        <table:table-row table:style-name="ro2" table:number-rows-repeated="104854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 style:data-style-name="N2" text:time-value="0000-00-00T05:27: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19T05:27:31</dc:date>
    <dc:creator>Steve </dc:creator>
    <meta:editing-duration>P0D</meta:editing-duration>
    <meta:editing-cycles>3</meta:editing-cycles>
    <meta:document-statistic meta:table-count="1" meta:cell-count="116" meta:object-count="0"/>
  </office:meta>
</office:document-meta>
</file>